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 style:master-page-name="Standard1">
      <style:text-properties fo:color="#000000" fo:font-family="Sans Serif" fo:font-size="12.000000000000000pt"/>
    </style:style>
    <style:style style:name="P2" style:family="paragraph">
      <style:text-properties fo:color="#000000" fo:font-family="Sans Serif" fo:font-size="12.000000000000000pt"/>
    </style:style>
    <style:style style:name="P3" style:family="paragraph"/>
    <style:style style:name="Table1" style:family="table"/>
    <style:style style:name="Table1.A" style:family="table-column"/>
    <style:style style:name="Table1.A1" style:family="table-cell"/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Deleted Table</text:h>
      <text:p text:style-name="P2">In this example, the following table will be deleted.</text:p>
      <delta:removed-content delta:removal-change-idref="D">
        <table:table table:style-name="Table1">
          <table:table-column table:style-name="Table1.A" table:number-columns-repeated="2"/>
          <table:table-row>
            <table:table-cell table:style-name="Table1.A1">
              <text:p text:style-name="P2">This</text:p>
            </table:table-cell>
            <table:table-cell table:style-name="Table1.A1">
              <text:p text:style-name="P2">Table</text:p>
            </table:table-cell>
          </table:table-row>
          <table:table-row>
            <table:table-cell table:style-name="Table1.A1">
              <text:p text:style-name="P2">Will be</text:p>
            </table:table-cell>
            <table:table-cell table:style-name="Table1.A1">
              <text:p text:style-name="P2">Deleted</text:p>
            </table:table-cell>
          </table:table-row>
        </table:table>
      </delta:removed-content>
      <text:p text:style-name="P3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